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Past year:</text:p>
      <text:p text:style-name="Preformatted_20_Text"><text:tab/>2110 different developers</text:p>
      <text:p text:style-name="Preformatted_20_Text"><text:tab/>3.31 changes per hour</text:p>
      <text:p text:style-name="Preformatted_20_Text"><text:tab/>97.12 lines added per hour</text:p>
      <text:p text:style-name="Preformatted_20_Text"><text:tab/>115.83 lines changed per hour</text:p>
      <text:p text:style-name="Preformatted_20_Text"/>
      <text:p text:style-name="Preformatted_20_Text"/>
      <text:p text:style-name="Preformatted_20_Text"/>
      <text:p text:style-name="Preformatted_20_Text">In the past year of kernel development there were</text:p>
      <text:p text:style-name="Preformatted_20_Text"/>
      <text:p text:style-name="Preformatted_20_Text">2110 different developers</text:p>
      <text:p text:style-name="Preformatted_20_Text">5 major kernel releases</text:p>
      <text:p text:style-name="Preformatted_20_Text">37 minor kernel releases</text:p>
      <text:p text:style-name="Preformatted_20_Text">2330 lines added every day</text:p>
      <text:p text:style-name="Preformatted_20_Text">2780 lines modified every day</text:p>
      <text:p text:style-name="Preformatted_20_Text">Do these people ever sleep?</text:p>
      <text:p text:style-name="Preformatted_20_Text"/>
      <text:p text:style-name="Preformatted_20_Text"/>
      <text:p text:style-name="Preformatted_20_Text">What is black and white and goes round and round?</text:p>
      <text:p text:style-name="Preformatted_20_Text"/>
      <text:p text:style-name="Preformatted_20_Text">a penguin on a tire swing</text:p>
      <text:p text:style-name="Preformatted_20_Text"/>
      <text:p text:style-name="Preformatted_20_Text"/>
      <text:p text:style-name="Preformatted_20_Text">what do you call a penguin in the desert?</text:p>
      <text:p text:style-name="Preformatted_20_Text"/>
      <text:p text:style-name="Preformatted_20_Text">lost</text:p>
      <text:p text:style-name="Preformatted_20_Text"/>
      <text:p text:style-name="Preformatted_20_Text">Why don't you see penguins in Britian?</text:p>
      <text:p text:style-name="Preformatted_20_Text"/>
      <text:p text:style-name="Preformatted_20_Text">Because they are afraid of wales</text:p>
      <text:p text:style-name="Preformatted_20_Text"/>
      <text:p text:style-name="Preformatted_20_Text"/>
      <text:p text:style-name="Preformatted_20_Text">Why do penguins carry fish in their beaks?</text:p>
      <text:p text:style-name="Preformatted_20_Text"/>
      <text:p text:style-name="Preformatted_20_Text">Because they haven't got any pockets.</text:p>
      <text:p text:style-name="Preformatted_20_Text"/>
      <text:p text:style-name="Preformatted_20_Text"/>
      <text:p text:style-name="Preformatted_20_Text"/>
      <text:p text:style-name="P1">2.6.18</text:p>
      <text:p text:style-name="Preformatted_20_Text">released September 19, 2006</text:p>
      <text:p text:style-name="Preformatted_20_Text">95 days of development</text:p>
      <text:p text:style-name="Preformatted_20_Text">6,791 changes</text:p>
      <text:p text:style-name="Preformatted_20_Text">8,972 files changed</text:p>
      <text:p text:style-name="Preformatted_20_Text">899 developers</text:p>
      <text:p text:style-name="Preformatted_20_Text">2.98 changes per hour</text:p>
      <text:p text:style-name="Preformatted_20_Text">8 minor releases</text:p>
      <text:p text:style-name="Preformatted_20_Text"/>
      <text:p text:style-name="Preformatted_20_Text"/>
      <text:p text:style-name="Preformatted_20_Text">lightweight userspace priority inheritance</text:p>
      <text:p text:style-name="Preformatted_20_Text">lockdep, kernel lock validator</text:p>
      <text:p text:style-name="Preformatted_20_Text">new power saving policy</text:p>
      <text:p text:style-name="Preformatted_20_Text">smpnice</text:p>
      <text:p text:style-name="Preformatted_20_Text">swapless page migration</text:p>
      <text:p text:style-name="Preformatted_20_Text">per-zone vm counters</text:p>
      <text:p text:style-name="Preformatted_20_Text">per-task delay accounting</text:p>
      <text:p text:style-name="Preformatted_20_Text">libata update</text:p>
      <text:p text:style-name="Preformatted_20_Text">CFQ IO schedular became default</text:p>
      <text:p text:style-name="Preformatted_20_Text">secmark (security markings to packets via iptables)</text:p>
      <text:p text:style-name="Preformatted_20_Text">bind/unbind vt console</text:p>
      <text:p text:style-name="Preformatted_20_Text">generic irq layer</text:p>
      <text:p text:style-name="Preformatted_20_Text">generic core time subsystem</text:p>
      <text:p text:style-name="Preformatted_20_Text">randomize i386 vDSO</text:p>
      <text:p text:style-name="Preformatted_20_Text">disable pci devices from userspace</text:p>
      <text:p text:style-name="Preformatted_20_Text">uevent notice for docking laptops</text:p>
      <text:p text:style-name="Preformatted_20_Text">sysfs ISA interface</text:p>
      <text:p text:style-name="Preformatted_20_Text">devfs finally removed</text:p>
      <text:p text:style-name="Preformatted_20_Text">64bit resources</text:p>
      <text:p text:style-name="Preformatted_20_Text">export_unused_symbol</text:p>
      <text:p text:style-name="Preformatted_20_Text"/>
      <text:p text:style-name="Preformatted_20_Text"/>
      <text:p text:style-name="Preformatted_20_Text">new drivers</text:p>
      <text:p text:style-name="Preformatted_20_Text"><text:tab/>zydas usb wireless driver</text:p>
      <text:p text:style-name="Preformatted_20_Text"><text:tab/>ioatdma driver</text:p>
      <text:p text:style-name="Preformatted_20_Text"><text:tab/>imac frame buffer driver</text:p>
      <text:p text:style-name="Preformatted_20_Text"><text:tab/>highpoint rocketraid driver</text:p>
      <text:p text:style-name="Preformatted_20_Text"><text:tab/>myri 10gb ethernet driver</text:p>
      <text:p text:style-name="Preformatted_20_Text"><text:tab/>echoaudio sound drivers</text:p>
      <text:p text:style-name="Preformatted_20_Text"><text:tab/>smc911x ethernet driver</text:p>
      <text:p text:style-name="Preformatted_20_Text"><text:tab/>apple cinema display control over usb</text:p>
      <text:p text:style-name="Preformatted_20_Text"><text:tab/>acpi dock driver</text:p>
      <text:p text:style-name="Preformatted_20_Text"><text:tab/>freescale gigabit ethernet driver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2.6.19</text:p>
      <text:p text:style-name="Preformatted_20_Text">released November 29, 2007</text:p>
      <text:p text:style-name="Preformatted_20_Text">72 days of development</text:p>
      <text:p text:style-name="Preformatted_20_Text">7073 changes</text:p>
      <text:p text:style-name="Preformatted_20_Text">8040 files changed</text:p>
      <text:p text:style-name="Preformatted_20_Text">880 developers</text:p>
      <text:p text:style-name="Preformatted_20_Text">4.09 changes per hour</text:p>
      <text:p text:style-name="Preformatted_20_Text">7 minor kernel releases</text:p>
      <text:p text:style-name="Preformatted_20_Text"/>
      <text:p text:style-name="Preformatted_20_Text">GFS2</text:p>
      <text:p text:style-name="Preformatted_20_Text">EXT4</text:p>
      <text:p text:style-name="Preformatted_20_Text">Ecryptfs</text:p>
      <text:p text:style-name="Preformatted_20_Text">Parallel ATA (PATA) merge</text:p>
      <text:p text:style-name="Preformatted_20_Text">some OSS drivers removed</text:p>
      <text:p text:style-name="Preformatted_20_Text">AVR32 architecture added</text:p>
      <text:p text:style-name="Preformatted_20_Text">Sleepable RCU</text:p>
      <text:p text:style-name="Preformatted_20_Text">Configurable block layer</text:p>
      <text:p text:style-name="Preformatted_20_Text"/>
      <text:p text:style-name="Preformatted_20_Text">vectored aio support</text:p>
      <text:p text:style-name="Preformatted_20_Text">software suspend speedups</text:p>
      <text:p text:style-name="Preformatted_20_Text">pci express advanced error reporting</text:p>
      <text:p text:style-name="Preformatted_20_Text">irq handling infrastructure rework</text:p>
      <text:p text:style-name="Preformatted_20_Text">/sys/devices/virtual tree added</text:p>
      <text:p text:style-name="Preformatted_20_Text">kernel crash module added (to crash the kernel on purpose)</text:p>
      <text:p text:style-name="Preformatted_20_Text">fat flushed mount option</text:p>
      <text:p text:style-name="Preformatted_20_Text">netlabel added</text:p>
      <text:p text:style-name="Preformatted_20_Text">mobile ipv6 support added</text:p>
      <text:p text:style-name="Preformatted_20_Text">in-kernel sockets api</text:p>
      <text:p text:style-name="Preformatted_20_Text">crypto algorithm manager</text:p>
      <text:p text:style-name="Preformatted_20_Text">usbserial got suspend/resume</text:p>
      <text:p text:style-name="Preformatted_20_Text"/>
      <text:p text:style-name="Preformatted_20_Text"/>
      <text:p text:style-name="Preformatted_20_Text">new drivers</text:p>
      <text:p text:style-name="Preformatted_20_Text"><text:tab/>qla3xxx network driver</text:p>
      <text:p text:style-name="Preformatted_20_Text"><text:tab/>ibm eHEA ethernet driver</text:p>
      <text:p text:style-name="Preformatted_20_Text"><text:tab/>cirrus logic ep93xx ethernet driver</text:p>
      <text:p text:style-name="Preformatted_20_Text"><text:tab/>aic94xx scsi driver</text:p>
      <text:p text:style-name="Preformatted_20_Text"><text:tab/>areca raid scsi driver</text:p>
      <text:p text:style-name="Preformatted_20_Text"><text:tab/>promise supertrak scsi driver</text:p>
      <text:p text:style-name="Preformatted_20_Text"><text:tab/>qlogic iSCSI driver</text:p>
      <text:p text:style-name="Preformatted_20_Text"><text:tab/>playstation 2 trance vibrator driver</text:p>
      <text:p text:style-name="Preformatted_20_Text"/>
      <text:p text:style-name="Preformatted_20_Text"/>
      <text:p text:style-name="Preformatted_20_Text"/>
      <text:p text:style-name="Preformatted_20_Text"/>
      <text:p text:style-name="P1">2.6.20</text:p>
      <text:p text:style-name="Preformatted_20_Text">Feburary 4, 2007</text:p>
      <text:p text:style-name="Preformatted_20_Text">68 days of development</text:p>
      <text:p text:style-name="Preformatted_20_Text">5825 files changed</text:p>
      <text:p text:style-name="Preformatted_20_Text">728 developers</text:p>
      <text:p text:style-name="Preformatted_20_Text">3.05 changes per hour</text:p>
      <text:p text:style-name="Preformatted_20_Text">15 minor kernel releases</text:p>
      <text:p text:style-name="Preformatted_20_Text"/>
      <text:p text:style-name="Preformatted_20_Text">KVM added (full virturalization of the system)</text:p>
      <text:p text:style-name="Preformatted_20_Text">paravirtualization layer added</text:p>
      <text:p text:style-name="Preformatted_20_Text">Sony Playstation 3 support added</text:p>
      <text:p text:style-name="Preformatted_20_Text">relocatable kernel support for x86</text:p>
      <text:p text:style-name="Preformatted_20_Text">fault injection so we can test the kernel under stress</text:p>
      <text:p text:style-name="Preformatted_20_Text">io accounting per process now</text:p>
      <text:p text:style-name="Preformatted_20_Text">relative atime support</text:p>
      <text:p text:style-name="Preformatted_20_Text">udp-lite for ipv4 added</text:p>
      <text:p text:style-name="Preformatted_20_Text">generic HID layer for bluetooth and USB</text:p>
      <text:p text:style-name="Preformatted_20_Text">sleazy FPU optimization</text:p>
      <text:p text:style-name="Preformatted_20_Text">regparm added to i386</text:p>
      <text:p text:style-name="Preformatted_20_Text">round_jiffies infrastructure to save power</text:p>
      <text:p text:style-name="Preformatted_20_Text">shared page tables for hugetlb</text:p>
      <text:p text:style-name="Preformatted_20_Text">new swap token algorithm</text:p>
      <text:p text:style-name="Preformatted_20_Text">workqueue rework</text:p>
      <text:p text:style-name="Preformatted_20_Text">tty termios rework</text:p>
      <text:p text:style-name="Preformatted_20_Text">generic BUG implementation</text:p>
      <text:p text:style-name="Preformatted_20_Text">internal notification for bus events</text:p>
      <text:p text:style-name="Preformatted_20_Text">show the drivers that are present in every module in sysfs</text:p>
      <text:p text:style-name="Preformatted_20_Text">CONFIG_SYSFS_DEPRECATED added for older distros like Debian</text:p>
      <text:p text:style-name="Preformatted_20_Text">generic LOG2 library</text:p>
      <text:p text:style-name="Preformatted_20_Text">bit reverse library</text:p>
      <text:p text:style-name="Preformatted_20_Text">pci_enable_device can be nested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new drivers</text:p>
      <text:p text:style-name="Preformatted_20_Text"><text:tab/>admen MACB ethernet</text:p>
      <text:p text:style-name="Preformatted_20_Text"><text:tab/>TSI 108/9 ethernet</text:p>
      <text:p text:style-name="Preformatted_20_Text"><text:tab/>Netxen 1/10Gbit ethernet</text:p>
      <text:p text:style-name="Preformatted_20_Text"><text:tab/>winbond w83793 hardware monitoring driver</text:p>
      <text:p text:style-name="Preformatted_20_Text"><text:tab/>pc87427 harware monitoring driver</text:p>
      <text:p text:style-name="Preformatted_20_Text"><text:tab/>AMS hardware monitoring driver</text:p>
      <text:p text:style-name="Preformatted_20_Text"><text:tab/>Atmel AI91 i2c bus driver</text:p>
      <text:p text:style-name="Preformatted_20_Text"><text:tab/>2 new watchdog drivers</text:p>
      <text:p text:style-name="Preformatted_20_Text"><text:tab/>philips UCB1400 touchscreen driver</text:p>
      <text:p text:style-name="Preformatted_20_Text"/>
      <text:p text:style-name="Preformatted_20_Text"/>
      <text:p text:style-name="Preformatted_20_Text"/>
      <text:p text:style-name="Preformatted_20_Text"/>
      <text:p text:style-name="P1">2.6.21</text:p>
      <text:p text:style-name="Preformatted_20_Text">April 25, 2007</text:p>
      <text:p text:style-name="Preformatted_20_Text">81 days of development</text:p>
      <text:p text:style-name="Preformatted_20_Text">5825 files changed</text:p>
      <text:p text:style-name="Preformatted_20_Text">836 developers</text:p>
      <text:p text:style-name="Preformatted_20_Text">2.75 changes per hour</text:p>
      <text:p text:style-name="Preformatted_20_Text">6 minor kernel releases</text:p>
      <text:p text:style-name="Preformatted_20_Text"/>
      <text:p text:style-name="Preformatted_20_Text"/>
      <text:p text:style-name="Preformatted_20_Text">VMI (virtual machine interface added (vmware and xen use this))</text:p>
      <text:p text:style-name="Preformatted_20_Text">KVM updated and added paravirtualization support</text:p>
      <text:p text:style-name="Preformatted_20_Text">dynamic tics and no hz added (big power savings)</text:p>
      <text:p text:style-name="Preformatted_20_Text">alsa system on a chip support added</text:p>
      <text:p text:style-name="Preformatted_20_Text">dynamic kernel command line</text:p>
      <text:p text:style-name="Preformatted_20_Text">optional ZONE_DMA</text:p>
      <text:p text:style-name="Preformatted_20_Text">devres support added, making it easier to write drivers</text:p>
      <text:p text:style-name="Preformatted_20_Text">GPIO infrastructure added</text:p>
      <text:p text:style-name="Preformatted_20_Text">shadow directory support for sysfs</text:p>
      <text:p text:style-name="Preformatted_20_Text">whole_disk partition attributes for disks</text:p>
      <text:p text:style-name="Preformatted_20_Text">kockdep graph depth informationcat</text:p>
      <text:p text:style-name="Preformatted_20_Text">PCI MSI support for more architectures</text:p>
      <text:p text:style-name="Preformatted_20_Text">module name support for built in drivers</text:p>
      <text:p text:style-name="Preformatted_20_Text">userspace can taint the kernel if it wants to (realtime java does this because</text:p>
      <text:p text:style-name="Preformatted_20_Text">it is so horrible.)</text:p>
      <text:p text:style-name="Preformatted_20_Text">lots of arch specific updates</text:p>
      <text:p text:style-name="Preformatted_20_Text">ecryptfs updates and features added</text:p>
      <text:p text:style-name="Preformatted_20_Text">minix V3 filesystem support added</text:p>
      <text:p text:style-name="Preformatted_20_Text">removed JFFS1 support</text:p>
      <text:p text:style-name="Preformatted_20_Text">debugfs added symbolic links</text:p>
      <text:p text:style-name="Preformatted_20_Text">ipv4 over ipv6 ipsec tunnel</text:p>
      <text:p text:style-name="Preformatted_20_Text">ipv6 over ipv4 ipsec tunnel</text:p>
      <text:p text:style-name="Preformatted_20_Text">lockdown audit mode</text:p>
      <text:p text:style-name="Preformatted_20_Text">display output class added to sysfs</text:p>
      <text:p text:style-name="Preformatted_20_Text">loads of new alsa drivers added</text:p>
      <text:p text:style-name="Preformatted_20_Text">usbmonitoring code adds binary interface so that all usb data can be captured</text:p>
      <text:p text:style-name="Preformatted_20_Text">autosuspend support for usb printers</text:p>
      <text:p text:style-name="Preformatted_20_Text">dynamic id for usb-serial drivers</text:p>
      <text:p text:style-name="Preformatted_20_Text">lots of dvb driver updates</text:p>
      <text:p text:style-name="Preformatted_20_Text">i2c added suspend/resume support</text:p>
      <text:p text:style-name="Preformatted_20_Text"/>
      <text:p text:style-name="Preformatted_20_Text">new drivers</text:p>
      <text:p text:style-name="Preformatted_20_Text"><text:tab/>usb blackberry charging driver</text:p>
      <text:p text:style-name="Preformatted_20_Text"><text:tab/>iowarrior usb driver</text:p>
      <text:p text:style-name="Preformatted_20_Text"><text:tab/>CTCO usb tablet driver</text:p>
      <text:p text:style-name="Preformatted_20_Text"><text:tab/>Chelsio 10Gbit ethernet driver</text:p>
      <text:p text:style-name="Preformatted_20_Text"><text:tab/>Attansic L1 ethernet driver</text:p>
      <text:p text:style-name="Preformatted_20_Text"><text:tab/>Davicom usb ethernet driver</text:p>
      <text:p text:style-name="Preformatted_20_Text"><text:tab/>(more if needed)</text:p>
      <text:p text:style-name="Preformatted_20_Text"/>
      <text:p text:style-name="Preformatted_20_Text"/>
      <text:p text:style-name="Preformatted_20_Text"/>
      <text:p text:style-name="P1"/>
      <text:p text:style-name="Preformatted_20_Text">2.6.22</text:p>
      <text:p text:style-name="Preformatted_20_Text">July 8, 2007</text:p>
      <text:p text:style-name="Preformatted_20_Text">75 days of development</text:p>
      <text:p text:style-name="Preformatted_20_Text">7620 files changed</text:p>
      <text:p text:style-name="Preformatted_20_Text">959 developers</text:p>
      <text:p text:style-name="Preformatted_20_Text">3.8 changes per hour</text:p>
      <text:p text:style-name="Preformatted_20_Text">1 minor kernel release</text:p>
      <text:p text:style-name="Preformatted_20_Text"/>
      <text:p text:style-name="Preformatted_20_Text">New slab allocator called SLUB</text:p>
      <text:p text:style-name="Preformatted_20_Text">totally new wireless stack added based on the devicescape codebase</text:p>
      <text:p text:style-name="Preformatted_20_Text">totally new firewire stack so we can finally have working firewire</text:p>
      <text:p text:style-name="Preformatted_20_Text">new syscalls to send signals through file descriptors</text:p>
      <text:p text:style-name="Preformatted_20_Text">blackfin architecture added</text:p>
      <text:p text:style-name="Preformatted_20_Text">UBI (filesystem stuff for flash memory devices) added</text:p>
      <text:p text:style-name="Preformatted_20_Text">secure RxRPC sockets</text:p>
      <text:p text:style-name="Preformatted_20_Text">ways to properly measure process footprints dynamically</text:p>
      <text:p text:style-name="Preformatted_20_Text">utimensat() syscall added as per the new POSIX spec</text:p>
      <text:p text:style-name="Preformatted_20_Text">ivtv driver for the Conexant mpeg encoder/decoder added:</text:p>
      <text:p text:style-name="Preformatted_20_Text"><text:tab/>took 3 maintainers, 4 years of work, 8 i2c modules, 11 new v4l ioctls,</text:p>
      <text:p text:style-name="Preformatted_20_Text"><text:tab/>3 new dvb ioctls, sliced VBI api, new mpeg encoder api, enhanced DVB</text:p>
      <text:p text:style-name="Preformatted_20_Text"><text:tab/>video MPEG decoding api, and many many users</text:p>
      <text:p text:style-name="Preformatted_20_Text">usermode SPI driver</text:p>
      <text:p text:style-name="Preformatted_20_Text">futex priority based wakeup</text:p>
      <text:p text:style-name="Preformatted_20_Text">device multithreaded probing works per subsystem instead of per driver (still stupid idea...)</text:p>
      <text:p text:style-name="Preformatted_20_Text">userspace notification of network device renames</text:p>
      <text:p text:style-name="Preformatted_20_Text">mount/umount uevents were removed</text:p>
      <text:p text:style-name="Preformatted_20_Text">256 loop device restriction was removed</text:p>
      <text:p text:style-name="Preformatted_20_Text">Itanium fault injection tool added</text:p>
      <text:p text:style-name="Preformatted_20_Text">AFS major rework and features added</text:p>
      <text:p text:style-name="Preformatted_20_Text">FAT changes to handle undocumented changes in Windows</text:p>
      <text:p text:style-name="Preformatted_20_Text">new TCP congestion control 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1" style:font-size-asian="12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7-07-25T23:11:51</meta:creation-date>
    <dc:date>2007-07-25T23:15:44</dc:date>
    <dc:language>en-US</dc:language>
    <meta:editing-cycles>2</meta:editing-cycles>
    <meta:editing-duration>PT3M5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6" meta:paragraph-count="211" meta:word-count="961" meta:character-count="6019"/>
  </office:meta>
</office:document-meta>
</file>